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2_12-57-31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2_15-34-48_000.jpg</text:p>
          </table:table-cell>
          <table:table-cell table:style-name="ce19" office:value-type="string">
            <text:p>:m RES 1-2*4 / free# JVEMV6 68#_63:1(cont) / 68. theoretical-physics(tp) / w=軌道,topics=郡表,other=calc+:P(4)の部分群;memo+:,s=~,i=~,doc=r-5-1~5</text:p>
          </table:table-cell>
          <table:table-cell table:style-name="ce17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3]=&quot;&quot;;[.C3];CONCATENATE([.C3];&quot; / &quot;;[.E3]))" office:value-type="string" office:string-value=":m RES 1-2*4 / free# JVEMV6 68#_63:1(cont) / 68. theoretical-physics(tp) / w=軌道,topics=郡表,other=calc+:P(4)の部分群;memo+:,s=~,i=~,doc=r-5-1~5">
            <text:p>:m RES 1-2*4 / free# JVEMV6 68#_63:1(cont) / 68. theoretical-physics(tp) / w=軌道,topics=郡表,other=calc+:P(4)の部分群;memo+:,s=~,i=~,doc=r-5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2_15-35-08_000.jpg</text:p>
          </table:table-cell>
          <table:table-cell table:style-name="ce19" office:value-type="string">
            <text:p>:m RES 3-4*4 / free# JVEMV6 68#_63:1(cont) / 68. theoretical-physics(tp) / w=軌道,topics=郡表,other=~,s=~,i=~,doc=r-5-1~5</text:p>
          </table:table-cell>
          <table:table-cell table:style-name="ce19"/>
          <table:table-cell table:style-name="ce4"/>
          <table:table-cell table:style-name="ce4" office:value-type="string">
            <text:p>N-35-35-24.371337 E-139-34-55.037841</text:p>
          </table:table-cell>
          <table:table-cell table:style-name="ce38" table:formula="of:=IF([.E4]=&quot;&quot;;[.C4];CONCATENATE([.C4];&quot; / &quot;;[.E4]))" office:value-type="string" office:string-value=":m RES 3-4*4 / free# JVEMV6 68#_63:1(cont) / 68. theoretical-physics(tp) / w=軌道,topics=郡表,other=~,s=~,i=~,doc=r-5-1~5">
            <text:p>:m RES 3-4*4 / free# JVEMV6 68#_63:1(cont) / 68. theoretical-physics(tp) / w=軌道,topics=郡表,other=~,s=~,i=~,doc=r-5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2_21-10-16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3_07-19-25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3_07-23-14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6-1.38153 E-139-35-4.04663</text:p>
          </table:table-cell>
          <table:table-cell table:style-name="ce38" table:formula="of:=IF([.E7]=&quot;&quot;;[.C7];CONCATENATE([.C7];&quot; / &quot;;[.E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13_08-36-34_000.jpg</text:p>
          </table:table-cell>
          <table:table-cell table:style-name="ce19" office:value-type="string">
            <text:p>:m 東和 PHOTO / 210811w / 長原駅 / 大田区北馬込一丁目PJ / １名 / メルビック電工（鉄建） / 日誌</text:p>
          </table:table-cell>
          <table:table-cell table:style-name="ce18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8]=&quot;&quot;;[.C8];CONCATENATE([.C8];&quot; / &quot;;[.E8]))" office:value-type="string" office:string-value=":m 東和 PHOTO / 210811w / 長原駅 / 大田区北馬込一丁目PJ / １名 / メルビック電工（鉄建） / 日誌">
            <text:p>:m 東和 PHOTO / 210811w / 長原駅 / 大田区北馬込一丁目PJ / １名 / メルビック電工（鉄建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2_18-49-35_000.mp4</text:p>
          </table:table-cell>
          <table:table-cell table:style-name="ce19" office:value-type="string">
            <text:p>:VIDEO / @自室 / 記録 / jap.flute / 演奏、play / f-2021-08-12_18-49-35_000.mp4 / todays-melody,genr=~,for=~,key=h-2(D),tempo=~,R=1,i.f.=~,memo=~,elements=~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VIDEO / @自室 / 記録 / jap.flute / 演奏、play / f-2021-08-12_18-49-35_000.mp4 / todays-melody,genr=~,for=~,key=h-2(D),tempo=~,R=1,i.f.=~,memo=~,elements=~">
            <text:p>:VIDEO / @自室 / 記録 / jap.flute / 演奏、play / f-2021-08-12_18-49-35_000.mp4 / todays-melody,genr=~,for=~,key=h-2(D),tempo=~,R=1,i.f.=~,memo=~,elements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6">
            <text:p>3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3">2021/08/13</text:date>, <text:time>09:0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3T09:02:22.63</dc:date>
    <dc:creator>iwabuchi ken</dc:creator>
    <meta:editing-duration>P35DT18H14M58S</meta:editing-duration>
    <meta:editing-cycles>13116</meta:editing-cycles>
    <meta:document-statistic meta:table-count="1" meta:cell-count="417" meta:object-count="0"/>
  </office:meta>
</office:document-meta>
</file>